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4.597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4.631cm"/>
    </style:style>
    <style:style style:name="pr5" style:family="presentation" style:parent-style-name="Default-title">
      <style:graphic-properties draw:auto-grow-height="true" fo:min-height="4.505cm"/>
    </style:style>
    <style:style style:name="P1" style:family="paragraph">
      <style:paragraph-properties fo:margin-left="0cm" fo:margin-right="0cm" fo:margin-top="0cm" fo:margin-bottom="0cm" fo:line-height="100%" fo:text-indent="0cm" style:punctuation-wrap="simple" style:writing-mode="lr-tb">
        <style:tab-stops/>
      </style:paragraph-properties>
    </style:style>
    <style:style style:name="P2" style:family="paragraph">
      <style:paragraph-properties style:text-autospace="none" style:line-break="normal" style:writing-mode="page"/>
      <style:text-properties fo:color="#009900" style:text-outline="false" style:text-line-through-style="none" fo:font-family="Calibri" style:font-family-generic="swiss" style:font-pitch="variable" fo:font-size="11pt" fo:language="en" fo:country="GB"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bold" style:font-family-complex="Mangal" style:font-family-generic-complex="system" style:font-pitch-complex="variable" style:font-size-complex="11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line-height="100%" fo:text-align="start" style:punctuation-wrap="simple" style:writing-mode="lr-tb">
        <style:tab-stops/>
      </style:paragraph-properties>
    </style:style>
    <style:style style:name="P4" style:family="paragraph">
      <style:text-properties fo:font-size="22pt" fo:language="en" fo:country="GB" style:font-size-asian="22pt" style:font-size-complex="22pt" fo:hyphenate="true"/>
    </style:style>
    <style:style style:name="P5" style:family="paragraph">
      <style:text-properties fo:font-size="20pt" fo:language="en" fo:country="GB"/>
    </style:style>
    <style:style style:name="P6" style:family="paragraph">
      <style:paragraph-properties fo:line-height="100%" style:punctuation-wrap="simple" style:writing-mode="lr-tb">
        <style:tab-stops/>
      </style:paragraph-properties>
    </style:style>
    <style:style style:name="P7" style:family="paragraph">
      <style:paragraph-properties style:text-autospace="none"/>
    </style:style>
    <style:style style:name="P8" style:family="paragraph">
      <style:paragraph-properties fo:margin-left="0cm" fo:margin-right="0cm" fo:margin-top="0cm" fo:margin-bottom="0cm" fo:line-height="100%" fo:text-indent="0cm" style:text-autospace="none" style:punctuation-wrap="simple" style:line-break="normal" style:writing-mode="lr-tb">
        <style:tab-stops/>
      </style:paragraph-properties>
      <style:text-properties fo:color="#009900" style:text-outline="false" style:text-line-through-style="none" fo:font-family="Calibri" style:font-family-generic="swiss" style:font-pitch="variable" fo:font-size="11pt" fo:language="en" fo:country="GB"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bold" style:font-family-complex="Mangal" style:font-family-generic-complex="system" style:font-pitch-complex="variable" style:font-size-complex="11pt" style:language-complex="hi" style:country-complex="IN" style:font-style-complex="normal" style:font-weight-complex="bold" style:text-emphasize="none" style:font-relief="none" style:text-overline-style="none" style:text-overline-color="font-color" fo:hyphenate="false"/>
    </style:style>
    <style:style style:name="P9" style:family="paragraph">
      <style:text-properties fo:font-size="24pt" fo:language="en" fo:country="GB" style:font-size-asian="24pt" style:font-size-complex="24pt" fo:hyphenate="true"/>
    </style:style>
    <style:style style:name="P10" style:family="paragraph">
      <style:paragraph-properties fo:margin-top="0cm" fo:margin-bottom="0.5cm" fo:line-height="100%" style:punctuation-wrap="simple" style:writing-mode="lr-tb">
        <style:tab-stops/>
      </style:paragraph-properties>
    </style:style>
    <style:style style:name="P11" style:family="paragraph">
      <style:text-properties fo:font-size="26pt" fo:language="en" fo:country="GB" style:font-size-asian="26pt" style:font-size-complex="26pt" fo:hyphenate="true"/>
    </style:style>
    <style:style style:name="T1" style:family="text">
      <style:text-properties fo:color="#000000" style:text-outline="false" style:text-line-through-style="none" style:text-position="0% 100%" fo:font-family="Arial" style:font-family-generic="roman"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true" style:font-family-asian="'Microsoft YaHei'" style:font-family-generic-asian="system" style:font-pitch-asian="variable" style:font-size-asian="28pt" style:language-asian="zh" style:country-asian="CN" style:font-style-asian="normal" style:font-weight-asian="bold" style:font-family-complex="Tahoma" style:font-pitch-complex="variable" style:font-size-complex="2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line-through-style="none" style:text-position="0% 100%" fo:font-family="Arial" style:font-family-generic="roman" style:font-pitch="variable" fo:font-size="22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22pt" style:font-style-asian="normal" style:font-weight-asian="bold" style:font-family-complex="Tahoma" style:font-pitch-complex="variable" style:font-size-complex="22pt" style:font-style-complex="normal" style:font-weight-complex="bold"/>
    </style:style>
    <style:style style:name="T3" style:family="text">
      <style:text-properties fo:color="#000000" style:text-line-through-style="none" style:text-position="0% 100%" fo:font-family="Arial" style:font-family-generic="roman" style:font-pitch="variable" fo:font-size="22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22pt" style:font-style-asian="normal" style:font-weight-asian="normal" style:font-family-complex="Tahoma" style:font-pitch-complex="variable" style:font-size-complex="22pt" style:font-style-complex="normal" style:font-weight-complex="normal"/>
    </style:style>
    <style:style style:name="T4" style:family="text">
      <style:text-properties fo:font-size="22pt" fo:language="en" fo:country="GB" style:font-size-asian="22pt" style:font-size-complex="22pt"/>
    </style:style>
    <style:style style:name="T5"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6"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28pt" style:font-style-asian="normal" style:font-weight-asian="bold" style:font-family-complex="Tahoma" style:font-pitch-complex="variable" style:font-size-complex="28pt" style:font-style-complex="normal" style:font-weight-complex="bold"/>
    </style:style>
    <style:style style:name="T7" style:family="text">
      <style:text-properties fo:color="#000000" style:text-line-through-style="none" style:text-position="0% 100%" fo:font-family="Consolas" style:font-family-generic="swiss" style:font-pitch="fixed" fo:font-size="10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style>
    <style:style style:name="T8" style:family="text">
      <style:text-properties fo:color="#000000"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9" style:family="text">
      <style:text-properties fo:color="#008080"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10" style:family="text">
      <style:text-properties fo:color="#3f7f7f"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11" style:family="text">
      <style:text-properties fo:color="#000000" style:text-line-through-style="none" style:text-position="0% 100%" fo:font-family="Consolas" style:font-family-generic="swiss" style:font-pitch="fixed" fo:font-size="14pt" fo:letter-spacing="normal" fo:language="en" fo:country="US"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14pt" style:font-style-complex="normal" style:font-weight-complex="bold"/>
    </style:style>
    <style:style style:name="T12" style:family="text">
      <style:text-properties fo:color="#000000" style:text-line-through-style="none" style:text-position="0% 100%" fo:font-family="Consolas" style:font-family-generic="swiss" style:font-pitch="fixed" fo:font-size="14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13" style:family="text">
      <style:text-properties fo:color="#000000" style:text-line-through-style="none" style:text-position="0% 100%" fo:font-family="Arial"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14pt" style:font-style-asian="normal" style:font-weight-asian="normal" style:font-family-complex="Tahoma" style:font-pitch-complex="variable" style:font-size-complex="14pt" style:font-style-complex="normal" style:font-weight-complex="normal"/>
    </style:style>
    <style:style style:name="T14" style:family="text">
      <style:text-properties fo:color="#000000" fo:font-size="22pt" fo:language="en" fo:country="US" fo:font-weight="bold" style:font-family-asian="'Andale Sans UI'" style:font-pitch-asian="variable" style:font-size-asian="22pt" style:font-weight-asian="bold" style:font-family-complex="Tahoma" style:font-pitch-complex="variable" style:font-size-complex="22pt" style:font-weight-complex="bold"/>
    </style:style>
    <style:style style:name="T15" style:family="text">
      <style:text-properties fo:color="#000000" fo:font-size="22pt" fo:language="en" fo:country="US" style:font-family-asian="'Andale Sans UI'" style:font-pitch-asian="variable" style:font-size-asian="22pt" style:font-family-complex="Tahoma" style:font-pitch-complex="variable" style:font-size-complex="22pt"/>
    </style:style>
    <style:style style:name="T16"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20pt" style:font-style-asian="normal" style:font-weight-asian="bold" style:font-family-complex="Tahoma" style:font-pitch-complex="variable" style:font-size-complex="20pt" style:font-style-complex="normal" style:font-weight-complex="bold"/>
    </style:style>
    <style:style style:name="T17"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style>
    <style:style style:name="T18" style:family="text">
      <style:text-properties fo:color="#008080" style:text-line-through-style="none" style:text-position="0% 100%" fo:font-family="Consolas" style:font-family-generic="swiss" style:font-pitch="fixed" fo:font-size="15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style>
    <style:style style:name="T19" style:family="text">
      <style:text-properties fo:color="#3f7f7f" style:text-line-through-style="none" style:text-position="0% 100%" fo:font-family="Consolas" style:font-family-generic="swiss" style:font-pitch="fixed" fo:font-size="15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style>
    <style:style style:name="T20" style:family="text">
      <style:text-properties fo:color="#000000" style:text-line-through-style="none" style:text-position="0% 100%" fo:font-family="Arial" style:font-family-generic="roman" style:font-pitch="variable" fo:font-size="15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style>
    <style:style style:name="T21" style:family="text">
      <style:text-properties fo:color="#7f007f" style:text-line-through-style="none" style:text-position="0% 100%" fo:font-family="Consolas" style:font-family-generic="swiss" style:font-pitch="fixed" fo:font-size="15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style>
    <style:style style:name="T22" style:family="text">
      <style:text-properties fo:color="#000000" style:text-line-through-style="none" style:text-position="0% 100%" fo:font-family="Consolas" style:font-family-generic="swiss" style:font-pitch="fixed" fo:font-size="15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style>
    <style:style style:name="T23" style:family="text">
      <style:text-properties fo:color="#2a00ff" style:text-line-through-style="none" style:text-position="0% 100%" fo:font-family="Consolas" style:font-family-generic="swiss" style:font-pitch="fixed" fo:font-size="15pt" fo:letter-spacing="normal" fo:language="en" fo:country="US" fo:font-style="italic" style:text-underline-style="none" fo:font-weight="normal" style:text-underline-mode="continuous" style:text-overline-mode="continuous" style:text-line-through-mode="continuous" style:letter-kerning="true" style:font-family-asian="Consolas" style:font-family-generic-asian="swiss" style:font-pitch-asian="fixed" style:font-size-asian="15pt" style:font-style-asian="italic" style:font-weight-asian="normal" style:font-family-complex="Consolas" style:font-family-generic-complex="swiss" style:font-pitch-complex="fixed" style:font-size-complex="15pt" style:font-style-complex="italic" style:font-weight-complex="normal"/>
    </style:style>
    <style:style style:name="T24" style:family="text">
      <style:text-properties fo:color="#3f7f7f" style:text-line-through-style="none" style:text-position="0% 100%" fo:font-family="Consolas" style:font-family-generic="swiss" style:font-pitch="fixed" fo:font-size="15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style>
    <style:style style:name="T25"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18pt" style:font-style-asian="normal" style:font-weight-asian="bold" style:font-family-complex="Tahoma" style:font-pitch-complex="variable" style:font-size-complex="18pt" style:font-style-complex="normal" style:font-weight-complex="bold"/>
    </style:style>
    <style:style style:name="T26" style:family="text">
      <style:text-properties fo:color="#000000" style:text-line-through-style="none" style:text-position="0% 100%" fo:font-family="Arial"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style>
    <style:style style:name="T27" style:family="text">
      <style:text-properties fo:color="#000000" style:text-line-through-style="none" style:text-position="0% 100%" fo:font-family="Consolas" style:font-family-generic="swiss" style:font-pitch="fixed" fo:font-size="14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28" style:family="text">
      <style:text-properties fo:color="#008080" style:text-line-through-style="none" style:text-position="0% 100%" fo:font-family="Consolas" style:font-family-generic="swiss" style:font-pitch="fixed" fo:font-size="14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29" style:family="text">
      <style:text-properties fo:color="#3f7f7f" style:text-line-through-style="none" style:text-position="0% 100%" fo:font-family="Consolas" style:font-family-generic="swiss" style:font-pitch="fixed" fo:font-size="14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30" style:family="text">
      <style:text-properties fo:color="#000000" style:text-line-through-style="none" style:text-position="0% 100%" fo:font-family="Consolas" style:font-family-generic="swiss" style:font-pitch="fixed" fo:font-size="14pt" fo:letter-spacing="normal" fo:language="en" fo:country="US" style:text-underline-style="none" fo:font-weight="bold" style:text-underline-mode="continuous" style:text-overline-mode="continuous" style:text-line-through-mode="continuous" style:letter-kerning="true"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31" style:family="text">
      <style:text-properties style:text-line-through-style="none" style:text-position="0% 100%" fo:font-family="Consolas" style:font-family-generic="swiss" style:font-pitch="fixed" fo:font-size="14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style>
    <style:style style:name="T32" style:family="text">
      <style:text-properties fo:color="#000000" style:text-line-through-style="none" style:text-position="0% 100%" fo:font-family="Consolas" style:font-family-generic="swiss" style:font-pitch="fixed" fo:font-size="13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3pt" style:font-weight-asian="normal" style:font-family-complex="Consolas" style:font-family-generic-complex="swiss" style:font-pitch-complex="fixed" style:font-size-complex="13pt" style:font-weight-complex="normal"/>
    </style:style>
    <style:style style:name="T33" style:family="text">
      <style:text-properties fo:color="#000000" style:text-line-through-style="none" style:text-position="0% 100%" fo:font-family="Consolas" style:font-family-generic="swiss" style:font-pitch="fixed" fo:font-size="10pt" fo:letter-spacing="normal" fo:language="en" fo:country="US" style:text-underline-style="none" fo:font-weight="normal" style:text-underline-mode="continuous" style:text-overline-mode="continuous" style:text-line-through-mode="continuous"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34"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24pt" style:font-style-asian="normal" style:font-weight-asian="bold" style:font-family-complex="Tahoma" style:font-pitch-complex="variable" style:font-size-complex="24pt" style:font-style-complex="normal" style:font-weight-complex="bold"/>
    </style:style>
    <style:style style:name="T35"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36" style:family="text">
      <style:text-properties fo:color="#000000" style:text-line-through-style="none" style:text-position="0% 100%" fo:font-family="Arial" style:font-family-generic="roman" style:font-pitch="variable" fo:font-size="24pt" fo:letter-spacing="normal" fo:language="nl" fo:country="NL" fo:font-style="normal" style:text-underline-style="none" fo:font-weight="bold" style:text-underline-mode="continuous" style:text-overline-mode="continuous" style:text-line-through-mode="continuous" style:letter-kerning="true" style:font-family-asian="'Andale Sans UI'" style:font-pitch-asian="variable" style:font-size-asian="24pt" style:font-style-asian="normal" style:font-weight-asian="bold" style:font-family-complex="Tahoma" style:font-pitch-complex="variable" style:font-size-complex="24pt" style:font-style-complex="normal" style:font-weight-complex="bold"/>
    </style:style>
    <style:style style:name="T37" style:family="text">
      <style:text-properties fo:color="#646464" fo:font-family="Consolas" style:font-family-generic="swiss" style:font-pitch="fixed" fo:font-size="14pt" fo:language="en" fo:country="US" style:font-family-asian="Consolas" style:font-family-generic-asian="swiss" style:font-pitch-asian="fixed" style:font-size-asian="14pt" style:font-family-complex="Consolas" style:font-family-generic-complex="swiss" style:font-pitch-complex="fixed" style:font-size-complex="14pt"/>
    </style:style>
    <style:style style:name="T38" style:family="text">
      <style:text-properties fo:color="#7f0055" style:text-line-through-style="none" style:text-position="0% 100%" fo:font-family="Consolas" style:font-family-generic="swiss" style:font-pitch="fixed" fo:font-size="14pt" fo:letter-spacing="normal" fo:language="en" fo:country="US"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14pt" style:font-style-complex="normal" style:font-weight-complex="bold"/>
    </style:style>
    <style:style style:name="T39" style:family="text">
      <style:text-properties fo:color="#646464"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40" style:family="text">
      <style:text-properties fo:color="#0000c0"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41" style:family="text">
      <style:text-properties fo:color="#2a00ff"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42" style:family="text">
      <style:text-properties fo:color="#0000c0" style:text-line-through-style="none" style:text-position="0% 100%" fo:font-family="Consolas" style:font-family-generic="swiss" style:font-pitch="fixed" fo:font-size="14pt" fo:letter-spacing="normal" fo:language="en" fo:country="US" fo:font-style="italic" style:text-underline-style="none" fo:font-weight="bold" style:text-underline-mode="continuous" style:text-overline-mode="continuous" style:text-line-through-mode="continuous" style:letter-kerning="true" style:font-family-asian="Consolas" style:font-family-generic-asian="swiss" style:font-pitch-asian="fixed" style:font-size-asian="14pt" style:font-style-asian="italic" style:font-weight-asian="bold" style:font-family-complex="Consolas" style:font-family-generic-complex="swiss" style:font-pitch-complex="fixed" style:font-size-complex="14pt" style:font-style-complex="italic" style:font-weight-complex="bold"/>
    </style:style>
    <style:style style:name="T43" style:family="text">
      <style:text-properties fo:color="#6a3e3e" style:text-line-through-style="none" style:text-position="0% 100%" fo:font-family="Consolas" style:font-family-generic="swiss" style:font-pitch="fixed" fo:font-size="14pt" fo:letter-spacing="normal" fo:language="en" fo:country="US" fo:font-style="normal" style:text-underline-style="none" fo:font-weight="normal" style:text-underline-mode="continuous" style:text-overline-mode="continuous" style:text-line-through-mode="continuous"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style>
    <style:style style:name="T44" style:family="text">
      <style:text-properties fo:color="#000000" fo:font-size="24pt" fo:language="en" fo:country="US" style:font-family-asian="'Andale Sans UI'" style:font-pitch-asian="variable" style:font-size-asian="24pt" style:font-family-complex="Tahoma" style:font-pitch-complex="variable" style:font-size-complex="24pt"/>
    </style:style>
    <style:style style:name="T45" style:family="text">
      <style:text-properties fo:color="#000000" fo:font-size="24pt" fo:language="en" fo:country="US" fo:font-weight="bold" style:font-family-asian="'Andale Sans UI'" style:font-pitch-asian="variable" style:font-size-asian="24pt" style:font-weight-asian="bold" style:font-family-complex="Tahoma" style:font-pitch-complex="variable" style:font-size-complex="24pt" style:font-weight-complex="bold"/>
    </style:style>
    <style:style style:name="T46" style:family="text">
      <style:text-properties fo:color="#000000" fo:font-size="20pt" fo:language="en" fo:country="US" style:font-family-asian="'Andale Sans UI'" style:font-pitch-asian="variable" style:font-size-asian="20pt" style:font-family-complex="Tahoma" style:font-pitch-complex="variable" style:font-size-complex="20pt"/>
    </style:style>
    <style:style style:name="T47" style:family="text">
      <style:text-properties fo:color="#000000" style:text-outline="false" style:text-line-through-style="none" style:text-position="0% 100%" fo:font-family="Arial" style:font-family-generic="roman" style:font-pitch="variable" fo:font-size="28pt" fo:letter-spacing="normal" fo:language="nl" fo:country="NL" fo:font-style="normal" fo:text-shadow="none" style:text-underline-style="none" fo:font-weight="bold" style:text-underline-mode="continuous" style:text-overline-mode="continuous" style:text-line-through-mode="continuous" style:letter-kerning="true" style:font-family-asian="'Microsoft YaHei'" style:font-family-generic-asian="system" style:font-pitch-asian="variable" style:font-size-asian="28pt" style:language-asian="zh" style:country-asian="CN" style:font-style-asian="normal" style:font-weight-asian="bold" style:font-family-complex="Tahoma" style:font-pitch-complex="variable" style:font-size-complex="28pt" style:language-complex="hi" style:country-complex="IN" style:font-style-complex="normal" style:font-weight-complex="bold" style:text-emphasize="none" style:font-relief="none" style:text-overline-style="none" style:text-overline-color="font-color"/>
    </style:style>
    <style:style style:name="T48" style:family="text">
      <style:text-properties fo:color="#000000" style:text-line-through-style="none" style:text-position="0% 100%" fo:font-family="Arial" style:font-family-generic="roman" style:font-pitch="variable" fo:font-size="24pt" fo:letter-spacing="normal" fo:language="nl" fo:country="NL" fo:font-style="normal" style:text-underline-style="none" fo:font-weight="normal" style:text-underline-mode="continuous" style:text-overline-mode="continuous" style:text-line-through-mode="continuous" style:letter-kerning="tru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49" style:family="text">
      <style:text-properties fo:color="#000000" fo:font-family="Arial" style:font-family-generic="roman" style:font-pitch="variable" fo:font-size="22pt" fo:language="en" fo:country="US" style:letter-kerning="true" style:font-family-asian="'Andale Sans UI'" style:font-pitch-asian="variable" style:font-size-asian="22pt" style:language-asian="zxx" style:country-asian="none" style:font-family-complex="Tahoma" style:font-pitch-complex="variable" style:font-size-complex="22pt" style:language-complex="zxx" style:country-complex="none"/>
    </style:style>
    <style:style style:name="T50" style:family="text">
      <style:text-properties fo:color="#000000" fo:font-family="Arial" style:font-family-generic="roman" style:font-pitch="variable" fo:font-size="22pt" fo:language="en" fo:country="US" fo:font-weight="bold" style:letter-kerning="true" style:font-family-asian="'Andale Sans UI'" style:font-pitch-asian="variable" style:font-size-asian="22pt" style:language-asian="zxx" style:country-asian="none" style:font-weight-asian="bold" style:font-family-complex="Tahoma" style:font-pitch-complex="variable" style:font-size-complex="22pt" style:language-complex="zxx" style:country-complex="none" style:font-weight-complex="bold"/>
    </style:style>
    <style:style style:name="T51" style:family="text">
      <style:text-properties fo:color="#000000" style:text-line-through-style="none" style:text-position="0% 100%" fo:font-family="Arial" style:font-family-generic="roman" style:font-pitch="variable" fo:font-size="26pt" fo:letter-spacing="normal" fo:language="en" fo:country="US" fo:font-style="normal" style:text-underline-style="none" fo:font-weight="normal" style:text-underline-mode="continuous" style:text-overline-mode="continuous" style:text-line-through-mode="continuous" style:letter-kerning="true" style:font-family-asian="'Andale Sans UI'" style:font-pitch-asian="variable" style:font-size-asian="26pt" style:font-style-asian="normal" style:font-weight-asian="normal" style:font-family-complex="Tahoma" style:font-pitch-complex="variable" style:font-size-complex="26pt" style:font-style-complex="normal" style:font-weight-complex="normal"/>
    </style:style>
    <style:style style:name="T52" style:family="text">
      <style:text-properties fo:color="#000000" style:text-line-through-style="none" style:text-position="0% 100%" fo:font-family="Arial" style:font-family-generic="roman" style:font-pitch="variable" fo:font-size="26pt" fo:letter-spacing="normal" fo:language="en" fo:country="US" fo:font-style="normal" style:text-underline-style="none" fo:font-weight="bold" style:text-underline-mode="continuous" style:text-overline-mode="continuous" style:text-line-through-mode="continuous" style:letter-kerning="true" style:font-family-asian="'Andale Sans UI'" style:font-pitch-asian="variable" style:font-size-asian="26pt" style:font-style-asian="normal" style:font-weight-asian="bold" style:font-family-complex="Tahoma" style:font-pitch-complex="variable" style:font-size-complex="26pt" style:font-style-complex="normal" style:font-weight-complex="bold"/>
    </style:style>
    <style:style style:name="T53" style:family="text">
      <style:text-properties fo:color="#008080" style:text-line-through-style="none" style:text-position="0% 100%" fo:font-family="Consolas" style:font-family-generic="swiss" style:font-pitch="fixed" fo:font-size="16pt" fo:letter-spacing="normal" fo:language="nl" fo:country="NL"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style>
    <style:style style:name="T54" style:family="text">
      <style:text-properties fo:color="#3f7f7f" style:text-line-through-style="none" style:text-position="0% 100%" fo:font-family="Consolas" style:font-family-generic="swiss" style:font-pitch="fixed" fo:font-size="16pt" fo:letter-spacing="normal" fo:language="nl" fo:country="NL"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style>
    <style:style style:name="T55" style:family="text">
      <style:text-properties fo:color="#000000" style:text-line-through-style="none" style:text-position="0% 100%" fo:font-family="Arial" style:font-family-generic="roman" style:font-pitch="variable" fo:font-size="16pt" fo:letter-spacing="normal" fo:language="nl" fo:country="NL" fo:font-style="normal" style:text-underline-style="none" fo:font-weight="bold" style:text-underline-mode="continuous" style:text-overline-mode="continuous" style:text-line-through-mode="continuous" style:letter-kerning="true" style:font-family-asian="'Andale Sans UI'" style:font-pitch-asian="variable" style:font-size-asian="16pt" style:font-style-asian="normal" style:font-weight-asian="bold" style:font-family-complex="Tahoma" style:font-pitch-complex="variable" style:font-size-complex="16pt" style:font-style-complex="normal" style:font-weight-complex="bold"/>
    </style:style>
    <style:style style:name="T56" style:family="text">
      <style:text-properties fo:color="#7f007f" style:text-line-through-style="none" style:text-position="0% 100%" fo:font-family="Consolas" style:font-family-generic="swiss" style:font-pitch="fixed" fo:font-size="16pt" fo:letter-spacing="normal" fo:language="nl" fo:country="NL"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style>
    <style:style style:name="T57" style:family="text">
      <style:text-properties fo:color="#000000" style:text-line-through-style="none" style:text-position="0% 100%" fo:font-family="Consolas" style:font-family-generic="swiss" style:font-pitch="fixed" fo:font-size="16pt" fo:letter-spacing="normal" fo:language="nl" fo:country="NL"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style>
    <style:style style:name="T58" style:family="text">
      <style:text-properties fo:color="#2a00ff" style:text-line-through-style="none" style:text-position="0% 100%" fo:font-family="Consolas" style:font-family-generic="swiss" style:font-pitch="fixed" fo:font-size="16pt" fo:letter-spacing="normal" fo:language="nl" fo:country="NL" fo:font-style="italic"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italic" style:font-weight-asian="bold" style:font-family-complex="Consolas" style:font-family-generic-complex="swiss" style:font-pitch-complex="fixed" style:font-size-complex="16pt" style:font-style-complex="italic" style:font-weight-complex="bold"/>
    </style:style>
    <style:style style:name="T59" style:family="text">
      <style:text-properties fo:color="#3f5fbf" style:text-line-through-style="none" style:text-position="0% 100%" fo:font-family="Consolas" style:font-family-generic="swiss" style:font-pitch="fixed" fo:font-size="16pt" fo:letter-spacing="normal" fo:language="nl" fo:country="NL" fo:font-style="normal" style:text-underline-style="none" fo:font-weight="bold" style:text-underline-mode="continuous" style:text-overline-mode="continuous" style:text-line-through-mode="continuous"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MVC is an abbreviation for a design pattern. What does it stand for and what is the idea behind it? </text:span></text:p>
          </draw:text-box>
        </draw:frame>
        <draw:frame presentation:style-name="pr2" draw:text-style-name="P4" draw:layer="layout" svg:width="25.199cm" svg:height="14.597cm" svg:x="1.4cm" svg:y="4.914cm" presentation:class="outline" presentation:user-transformed="true">
          <draw:text-box>
            <text:list text:style-name="L2">
              <text:list-item>
                <text:p text:style-name="P3"><text:span text:style-name="T2">MVC</text:span><text:span text:style-name="T3"> stands for </text:span><text:span text:style-name="T2">Model View Controller </text:span><text:span text:style-name="T3">design pattern used mainly in Web Applications. It separates the business logic from the other interfaces such as user interface and controllers.</text:span></text:p>
              </text:list-item>
              <text:list-item>
                <text:p text:style-name="P3"><text:span text:style-name="T2">The model layer </text:span><text:span text:style-name="T3">consists important business logic and </text:span><text:span text:style-name="T2">view layer </text:span><text:span text:style-name="T3">is responsible for the user interface related functionalities. View layer renders the information get through model layer and hence the functionality separated from business logic, it is easy to maintain and fix problems. </text:span><text:span text:style-name="T2">The controller </text:span><text:span text:style-name="T3">receive user inputs and redirects the flow to model objects and calls view layer to display the data.</text:span></text:p>
              </text:list-item>
              <text:list-item>
                <text:p text:style-name="P3"><text:span text:style-name="T2">Spring MVC </text:span><text:span text:style-name="T3">components designed using </text:span><text:span text:style-name="T2">MVC</text:span><text:span text:style-name="T3"> architecture and used in Web Applications.</text:span></text:p>
              </text:list-item>
            </text:list>
            <text:p><text:span text:style-name="T4"/></text:p>
            <text:p><text:span text:style-name="T4"/></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Do you need spring-mvc.jar in your classpath or is it part of spring-core? </text:span></text:p>
          </draw:text-box>
        </draw:frame>
        <draw:frame presentation:style-name="pr2" draw:text-style-name="P4" draw:layer="layout" svg:width="25.199cm" svg:height="14.597cm" svg:x="1.4cm" svg:y="4.914cm" presentation:class="outline" presentation:user-transformed="true">
          <draw:text-box>
            <text:list text:style-name="L2">
              <text:list-item>
                <text:p text:style-name="P6"><text:span text:style-name="T5">Yes we need <text:s/></text:span><text:span text:style-name="T6">spring-webmvc-x.RELEASE.jar </text:span><text:span text:style-name="T5">inside the library (</text:span><text:span text:style-name="T6">WEB-INF\lib folder</text:span><text:span text:style-name="T5">) of Web Application in order to use its functionalities. It is not a part of the spring-core API</text:span></text:p>
              </text:list-item>
            </text:list>
            <text:p><text:span text:style-name="T4"/></text:p>
            <text:p><text:span text:style-name="T4"/></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is the DispatcherServlet and what is it used for? </text:span></text:p>
          </draw:text-box>
        </draw:frame>
        <draw:frame presentation:style-name="pr2" draw:text-style-name="P4" draw:layer="layout" svg:width="25.199cm" svg:height="14.597cm" svg:x="1.4cm" svg:y="4.914cm" presentation:class="outline" presentation:user-transformed="true">
          <draw:text-box>
            <text:list text:style-name="L2">
              <text:list-item>
                <text:p text:style-name="P6"><text:span text:style-name="T3">Used for dispatching </text:span><text:span text:style-name="T2">HTTP</text:span><text:span text:style-name="T3"> request to registered controllers based on </text:span><text:span text:style-name="T2">URL-pattern</text:span><text:span text:style-name="T3">, It acts like a front controller for each requests </text:span></text:p>
              </text:list-item>
              <text:list-item>
                <text:p text:style-name="P6"><text:span text:style-name="T3">Coordinates all request and return related view to clients</text:span></text:p>
              </text:list-item>
              <text:list-item>
                <text:p text:style-name="P6"><text:span text:style-name="T3">Configured in </text:span><text:span text:style-name="T2">web.xml</text:span><text:span text:style-name="T3"> under </text:span><text:span text:style-name="T2">WEB-INF\</text:span><text:span text:style-name="T3"> folder such as below;</text:span></text:p>
              </text:list-item>
            </text:list>
            <text:p text:style-name="P7"><text:span text:style-name="T7"><text:s text:c="3"/></text:span><text:span text:style-name="T8"><text:s/></text:span><text:span text:style-name="T9">&lt;</text:span><text:span text:style-name="T10">servlet</text:span><text:span text:style-name="T9">&gt;</text:span><text:span text:style-name="T9"><text:line-break/></text:span><text:span text:style-name="T9"> <text:s text:c="4"/></text:span><text:span text:style-name="T8"><text:s text:c="2"/></text:span><text:span text:style-name="T9">&lt;</text:span><text:span text:style-name="T10">servlet-name</text:span><text:span text:style-name="T9">&gt;</text:span><text:span text:style-name="T8">dispatcherServlet</text:span><text:span text:style-name="T9">&lt;/</text:span><text:span text:style-name="T10">servlet-name</text:span><text:span text:style-name="T9">&gt;</text:span><text:span text:style-name="T9"><text:line-break/></text:span><text:span text:style-name="T9"> <text:s text:c="3"/></text:span><text:span text:style-name="T8"><text:s text:c="3"/></text:span><text:span text:style-name="T9">&lt;</text:span><text:span text:style-name="T10">servlet-class</text:span><text:span text:style-name="T9">&gt;</text:span><text:span text:style-name="T11">org.springframework.web.servlet.DispatcherServlet</text:span><text:span text:style-name="T9">&lt;/</text:span><text:span text:style-name="T10">servlet-class</text:span><text:span text:style-name="T9">&gt;</text:span><text:span text:style-name="T9"><text:line-break/></text:span><text:span text:style-name="T9"> <text:s text:c="4"/></text:span><text:span text:style-name="T8"><text:s text:c="4"/></text:span><text:span text:style-name="T9">&lt;</text:span><text:span text:style-name="T10">init-param</text:span><text:span text:style-name="T9">&gt;</text:span><text:span text:style-name="T9"><text:line-break/></text:span><text:span text:style-name="T9"><text:tab/></text:span><text:span text:style-name="T8"> <text:s text:c="6"/></text:span><text:span text:style-name="T9">&lt;</text:span><text:span text:style-name="T10">param-name</text:span><text:span text:style-name="T9">&gt;</text:span><text:span text:style-name="T8">contextConfigLocation</text:span><text:span text:style-name="T9">&lt;/</text:span><text:span text:style-name="T10">param-name</text:span><text:span text:style-name="T9">&gt;</text:span><text:span text:style-name="T9"><text:line-break/></text:span><text:span text:style-name="T9"><text:tab/></text:span><text:span text:style-name="T9"> <text:s text:c="2"/></text:span><text:span text:style-name="T8"><text:s text:c="4"/></text:span><text:span text:style-name="T9">&lt;</text:span><text:span text:style-name="T10">param-value</text:span><text:span text:style-name="T9">&gt;</text:span><text:span text:style-name="T8">/WEB-INF/</text:span><text:span text:style-name="T12">mvc</text:span><text:span text:style-name="T8">-config.xml</text:span><text:span text:style-name="T9">&lt;/</text:span><text:span text:style-name="T10">param-value</text:span><text:span text:style-name="T9">&gt;</text:span><text:span text:style-name="T9"><text:line-break/></text:span><text:span text:style-name="T9"> <text:s text:c="8"/>&lt;/</text:span><text:span text:style-name="T10">init-param</text:span><text:span text:style-name="T9">&gt;</text:span><text:span text:style-name="T8"><text:line-break/></text:span><text:span text:style-name="T8"> <text:s text:c="8"/></text:span><text:span text:style-name="T9">&lt;</text:span><text:span text:style-name="T10">load-on-startup</text:span><text:span text:style-name="T9">&gt;</text:span><text:span text:style-name="T8">1</text:span><text:span text:style-name="T9">&lt;/</text:span><text:span text:style-name="T10">load-on-startup</text:span><text:span text:style-name="T9">&gt;</text:span><text:span text:style-name="T8"><text:line-break/></text:span><text:span text:style-name="T8"> <text:s text:c="3"/></text:span><text:span text:style-name="T9">&lt;/</text:span><text:span text:style-name="T10">servlet</text:span><text:span text:style-name="T9">&gt;</text:span><text:span text:style-name="T13"><text:line-break/></text:span><text:span text:style-name="T13"> <text:s text:c="6"/></text:span><text:span text:style-name="T9">&lt;</text:span><text:span text:style-name="T10">servlet-mapping</text:span><text:span text:style-name="T9">&gt;</text:span><text:span text:style-name="T8"><text:line-break/></text:span><text:span text:style-name="T8"><text:tab/></text:span><text:span text:style-name="T8"> </text:span><text:span text:style-name="T9">&lt;</text:span><text:span text:style-name="T10">servlet-name</text:span><text:span text:style-name="T9">&gt;</text:span><text:span text:style-name="T8">dispatcherServlet</text:span><text:span text:style-name="T9">&lt;/</text:span><text:span text:style-name="T10">servlet-name</text:span><text:span text:style-name="T9">&gt;</text:span><text:span text:style-name="T9"><text:line-break/></text:span><text:span text:style-name="T9"> <text:s text:c="5"/></text:span><text:span text:style-name="T8"><text:s/></text:span><text:span text:style-name="T9">&lt;</text:span><text:span text:style-name="T10">url-pattern</text:span><text:span text:style-name="T9">&gt;</text:span><text:span text:style-name="T8">/</text:span><text:span text:style-name="T9">&lt;/</text:span><text:span text:style-name="T10">url-pattern</text:span><text:span text:style-name="T9">&gt;</text:span><text:span text:style-name="T8"><text:line-break/></text:span><text:span text:style-name="T8"> <text:s text:c="3"/></text:span><text:span text:style-name="T9">&lt;/</text:span><text:span text:style-name="T10">servlet-mapping</text:span><text:span text:style-name="T9">&gt;</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Is the DispatcherServlet instantiated via an application context? </text:span></text:p>
          </draw:text-box>
        </draw:frame>
        <draw:frame presentation:style-name="pr2" draw:text-style-name="P4" draw:layer="layout" svg:width="25.199cm" svg:height="14.597cm" svg:x="1.4cm" svg:y="4.914cm" presentation:class="outline" presentation:user-transformed="true">
          <draw:text-box>
            <text:list text:style-name="L2">
              <text:list-item>
                <text:p text:style-name="P6"><text:span text:style-name="T2">DispatcherServlet</text:span><text:span text:style-name="T3"> is instantiated by a </text:span><text:span text:style-name="T2">HTTP</text:span><text:span text:style-name="T3"> Request based an URL mapping</text:span></text:p>
              </text:list-item>
              <text:list-item>
                <text:p><text:span text:style-name="T14">ApplicationContext</text:span><text:span text:style-name="T15"> is instantiated before </text:span><text:span text:style-name="T14">DispatcherServlet</text:span><text:span text:style-name="T15"> by defining a </text:span><text:span text:style-name="T14">contextConfigLocation</text:span><text:span text:style-name="T15"> in </text:span><text:span text:style-name="T14">web.xml</text:span><text:span text:style-name="T15"> file</text:span></text:p>
              </text:list-item>
              <text:list-item>
                <text:p><text:span text:style-name="T14">DispatcherServlet</text:span><text:span text:style-name="T15"> can access </text:span><text:span text:style-name="T14">ApplicationContext's</text:span><text:span text:style-name="T15"> beans through </text:span><text:span text:style-name="T14">XML</text:span><text:span text:style-name="T15"> configuration or autowiring with annotation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is the @Controller annotation used for? How can you create a controller without an annotation? </text:span></text:p>
          </draw:text-box>
        </draw:frame>
        <draw:frame presentation:style-name="pr2" draw:text-style-name="P4" draw:layer="layout" svg:width="25.199cm" svg:height="14.597cm" svg:x="1.4cm" svg:y="4.914cm" presentation:class="outline" presentation:user-transformed="true">
          <draw:text-box>
            <text:list text:style-name="L2">
              <text:list-item>
                <text:p text:style-name="P6"><text:span text:style-name="T16">@Controller</text:span><text:span text:style-name="T17"> annotation is used for defining a request handler class in </text:span><text:span text:style-name="T16">Spring MVC</text:span><text:span text:style-name="T17"> </text:span></text:p>
              </text:list-item>
              <text:list-item>
                <text:p text:style-name="P6"><text:span text:style-name="T17">It is used in combination with </text:span><text:span text:style-name="T16">@RequestMapping</text:span><text:span text:style-name="T17"> annotation to map a </text:span><text:span text:style-name="T16">HTTP request</text:span><text:span text:style-name="T17"> to a method with its request parameters</text:span></text:p>
              </text:list-item>
            </text:list>
            <text:p text:style-name="P7"><text:span text:style-name="T18">&lt;</text:span><text:span text:style-name="T19">bean</text:span><text:span text:style-name="T20"> </text:span><text:span text:style-name="T21">id</text:span><text:span text:style-name="T22">=</text:span><text:span text:style-name="T23">"registerController"</text:span><text:span text:style-name="T20"> </text:span><text:span text:style-name="T21">class</text:span><text:span text:style-name="T22">=</text:span><text:span text:style-name="T23">"spring.controllerRegisterController"</text:span><text:span text:style-name="T20"> </text:span><text:span text:style-name="T18">/&gt;</text:span><text:span text:style-name="T18"><text:line-break/></text:span><text:span text:style-name="T18">&lt;</text:span><text:span text:style-name="T24">bean</text:span><text:span text:style-name="T20"> </text:span><text:span text:style-name="T21">id</text:span><text:span text:style-name="T22">=</text:span><text:span text:style-name="T23">"userController"</text:span><text:span text:style-name="T20"> <text:s/></text:span><text:span text:style-name="T21">class</text:span><text:span text:style-name="T22">=</text:span><text:span text:style-name="T23">"spring.UserController"</text:span><text:span text:style-name="T20"> </text:span><text:span text:style-name="T18">/&gt;</text:span><text:span text:style-name="T18"><text:line-break/></text:span><text:span text:style-name="T18">&lt;</text:span><text:span text:style-name="T24">bean</text:span><text:span text:style-name="T20"> </text:span><text:span text:style-name="T21">class</text:span><text:span text:style-name="T22">=</text:span><text:span text:style-name="T23">"org.springframework.web.servlet.handler.SimpleUrlHandlerMapping"</text:span><text:span text:style-name="T18">&gt;</text:span><text:span text:style-name="T22"><text:line-break/></text:span><text:span text:style-name="T22"><text:tab/></text:span><text:span text:style-name="T18">&lt;</text:span><text:span text:style-name="T24">property</text:span><text:span text:style-name="T20"> </text:span><text:span text:style-name="T21">name</text:span><text:span text:style-name="T22">=</text:span><text:span text:style-name="T23">"mappings"</text:span><text:span text:style-name="T18">&gt;</text:span><text:span text:style-name="T22"><text:line-break/></text:span><text:span text:style-name="T22"> </text:span><text:span text:style-name="T22"><text:tab/></text:span><text:span text:style-name="T22"><text:tab/></text:span><text:span text:style-name="T18">&lt;</text:span><text:span text:style-name="T24">props</text:span><text:span text:style-name="T18">&gt;</text:span><text:span text:style-name="T22"> <text:s text:c="2"/></text:span><text:span text:style-name="T22"><text:line-break/></text:span><text:span text:style-name="T22"><text:tab/></text:span><text:span text:style-name="T22"><text:tab/></text:span><text:span text:style-name="T22"><text:tab/></text:span><text:span text:style-name="T18">&lt;</text:span><text:span text:style-name="T24">prop</text:span><text:span text:style-name="T20"> </text:span><text:span text:style-name="T21">key</text:span><text:span text:style-name="T22">=</text:span><text:span text:style-name="T23">"/user.htm"</text:span><text:span text:style-name="T18">&gt;</text:span><text:span text:style-name="T22">userController</text:span><text:span text:style-name="T18">&lt;/</text:span><text:span text:style-name="T24">prop</text:span><text:span text:style-name="T18">&gt;</text:span><text:span text:style-name="T22"> <text:s text:c="2"/></text:span><text:span text:style-name="T22"><text:line-break/></text:span><text:span text:style-name="T22"><text:tab/></text:span><text:span text:style-name="T22"><text:tab/></text:span><text:span text:style-name="T22"><text:tab/></text:span><text:span text:style-name="T18">&lt;</text:span><text:span text:style-name="T24">prop</text:span><text:span text:style-name="T20"> </text:span><text:span text:style-name="T21">key</text:span><text:span text:style-name="T22">=</text:span><text:span text:style-name="T23">"/register.htm"</text:span><text:span text:style-name="T18">&gt;</text:span><text:span text:style-name="T22">registerController</text:span><text:span text:style-name="T18">&lt;/</text:span><text:span text:style-name="T24">prop</text:span><text:span text:style-name="T18">&gt;</text:span><text:span text:style-name="T18"><text:line-break/></text:span><text:span text:style-name="T18"><text:tab/></text:span><text:span text:style-name="T18"><text:tab/></text:span><text:span text:style-name="T18">&lt;/</text:span><text:span text:style-name="T24">props</text:span><text:span text:style-name="T18">&gt;</text:span><text:span text:style-name="T18"><text:line-break/></text:span><text:span text:style-name="T22"> <text:s text:c="5"/></text:span><text:span text:style-name="T18">&lt;/</text:span><text:span text:style-name="T24">property</text:span><text:span text:style-name="T18">&gt;</text:span><text:span text:style-name="T18"><text:line-break/></text:span><text:span text:style-name="T18">&lt;/</text:span><text:span text:style-name="T24">bean</text:span><text:span text:style-name="T18">&gt;</text:span></text:p>
            <text:p text:style-name="P7"><text:span text:style-name="T18">&lt;</text:span><text:span text:style-name="T24">bean</text:span><text:span text:style-name="T22"> </text:span><text:span text:style-name="T21">class</text:span><text:span text:style-name="T22">=</text:span><text:span text:style-name="T23">"org.springframework.web.servlet.handler.BeanNameUrlHandlerMapping"</text:span><text:span text:style-name="T18">/&gt;</text:span><text:span text:style-name="T18"><text:line-break/></text:span><text:span text:style-name="T18">&lt;</text:span><text:span text:style-name="T24">bean</text:span><text:span text:style-name="T22"> </text:span><text:span text:style-name="T21">name</text:span><text:span text:style-name="T22">=</text:span><text:span text:style-name="T23">"/user.htm” class="</text:span><text:span text:style-name="T21">spring.UserController</text:span><text:span text:style-name="T20"> </text:span><text:span text:style-name="T22"> </text:span><text:span text:style-name="T18">/&gt;</text:span><text:span text:style-name="T22"> </text:span><text:span text:style-name="T22"><text:line-break/></text:span><text:span text:style-name="T18">&lt;</text:span><text:span text:style-name="T24">bean</text:span><text:span text:style-name="T22"> </text:span><text:span text:style-name="T21">name</text:span><text:span text:style-name="T22">=</text:span><text:span text:style-name="T23">"/register.htm” class="</text:span><text:span text:style-name="T21">spring.UserController</text:span><text:span text:style-name="T22">"</text:span><text:span text:style-name="T20"> </text:span><text:span text:style-name="T18">/&gt;</text:span></text:p>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8" draw:layer="layout" svg:width="25.199cm" svg:height="5.631cm" svg:x="1.4cm" svg:y="0.569cm" presentation:class="title" presentation:user-transformed="true">
          <draw:text-box>
            <text:p text:style-name="P1"><text:span text:style-name="T1">What is the root application context? How is it loaded?</text:span><text:span text:style-name="T1"><text:line-break/></text:span><text:span text:style-name="T1">What is the ContextLoaderListener and what does it do?</text:span><text:span text:style-name="T1"><text:line-break/></text:span><text:span text:style-name="T1"/></text:p>
          </draw:text-box>
        </draw:frame>
        <draw:frame presentation:style-name="pr2" draw:text-style-name="P4" draw:layer="layout" svg:width="25.199cm" svg:height="14.597cm" svg:x="1.4cm" svg:y="6cm" presentation:class="outline" presentation:user-transformed="true">
          <draw:text-box>
            <text:list text:style-name="L2">
              <text:list-item>
                <text:p text:style-name="P6"><text:span text:style-name="T25">ContextLoader</text:span><text:span text:style-name="T26"> listener will inject root </text:span><text:span text:style-name="T25">ApplicationContext</text:span><text:span text:style-name="T26"> into the </text:span><text:span text:style-name="T25">ServletContext</text:span><text:span text:style-name="T26"> before the <text:s/>initialization of other Servlets, it is configured in </text:span><text:span text:style-name="T25">web.xml</text:span><text:span text:style-name="T26"> file</text:span></text:p>
              </text:list-item>
              <text:list-item>
                <text:p text:style-name="P6"><text:span text:style-name="T26">Therefore root application context will be accessible inside any Servlets,</text:span></text:p>
              </text:list-item>
              <text:list-item>
                <text:p text:style-name="P6"><text:span text:style-name="T26">Prepares the web application for each HTTP requests by configuring </text:span><text:span text:style-name="T25">ApplicationContext</text:span></text:p>
              </text:list-item>
              <text:list-item>
                <text:p text:style-name="P6"><text:span text:style-name="T26">It is used to create application’s services such as business components and data access objects</text:span></text:p>
              </text:list-item>
            </text:list>
            <text:p text:style-name="P7"><text:span text:style-name="T27"><text:s/></text:span><text:span text:style-name="T28">&lt;</text:span><text:span text:style-name="T29">context-param</text:span><text:span text:style-name="T28">&gt;</text:span><text:span text:style-name="T27"><text:line-break/></text:span><text:span text:style-name="T27"><text:tab/></text:span><text:span text:style-name="T28">&lt;</text:span><text:span text:style-name="T29">param-name</text:span><text:span text:style-name="T28">&gt;</text:span><text:span text:style-name="T30">contextConfigLocation</text:span><text:span text:style-name="T28">&lt;/</text:span><text:span text:style-name="T29">param-name</text:span><text:span text:style-name="T28">&gt;</text:span><text:span text:style-name="T28"><text:line-break/></text:span><text:span text:style-name="T27"> <text:s text:c="7"/></text:span><text:span text:style-name="T28">&lt;</text:span><text:span text:style-name="T29">param-value</text:span><text:span text:style-name="T28">&gt;</text:span><text:span text:style-name="T28"><text:line-break/></text:span><text:span text:style-name="T31"> <text:s text:c="4"/></text:span><text:span text:style-name="T31"><text:tab/></text:span><text:span text:style-name="T31">/WEB-INF/application-context.xml <text:s text:c="9"/></text:span><text:span text:style-name="T31"><text:tab/></text:span><text:span text:style-name="T31"><text:line-break/></text:span><text:span text:style-name="T27"> <text:s text:c="7"/></text:span><text:span text:style-name="T28">&lt;/</text:span><text:span text:style-name="T29">param-value</text:span><text:span text:style-name="T28">&gt;</text:span><text:span text:style-name="T28"><text:line-break/></text:span><text:span text:style-name="T27"> </text:span><text:span text:style-name="T28">&lt;/</text:span><text:span text:style-name="T29">context-param</text:span><text:span text:style-name="T28">&gt;</text:span><text:span text:style-name="T27"><text:line-break/></text:span><text:span text:style-name="T27"> </text:span><text:span text:style-name="T28">&lt;</text:span><text:span text:style-name="T29">listener</text:span><text:span text:style-name="T28">&gt;</text:span><text:span text:style-name="T28"><text:line-break/></text:span><text:span text:style-name="T27"> <text:s text:c="6"/></text:span><text:span text:style-name="T28">&lt;</text:span><text:span text:style-name="T29">listener-class</text:span><text:span text:style-name="T28">&gt;</text:span><text:span text:style-name="T30">org.springframework.web.context.ContextLoaderListener</text:span><text:span text:style-name="T28">&lt;/</text:span><text:span text:style-name="T29">listener-class</text:span><text:span text:style-name="T28">&gt;</text:span><text:span text:style-name="T28"><text:line-break/></text:span><text:span text:style-name="T27"> </text:span><text:span text:style-name="T28">&lt;/</text:span><text:span text:style-name="T29">listener</text:span><text:span text:style-name="T28">&gt;</text:span><text:span text:style-name="T32"> </text:span><text:span text:style-name="T33"><text:s/></text:span></text:p>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are you going to do in the web.xml. Where do you place it? </text:span></text:p>
          </draw:text-box>
        </draw:frame>
        <draw:frame presentation:style-name="pr2" draw:text-style-name="P9" draw:layer="layout" svg:width="25.199cm" svg:height="14.597cm" svg:x="1.4cm" svg:y="4.914cm" presentation:class="outline" presentation:user-transformed="true">
          <draw:text-box>
            <text:list text:style-name="L2">
              <text:list-item>
                <text:p text:style-name="P6"><text:span text:style-name="T34">web.xm</text:span><text:span text:style-name="T35">l file in placed under </text:span><text:span text:style-name="T34">WEB-INF</text:span><text:span text:style-name="T35"> folder for configuring a web application based on </text:span><text:span text:style-name="T34">J2EE</text:span><text:span text:style-name="T35"> specification</text:span></text:p>
              </text:list-item>
              <text:list-item>
                <text:p text:style-name="P6"><text:span text:style-name="T36">DispatcherServlet</text:span></text:p>
                <text:p text:style-name="P6"><text:span text:style-name="T35">and</text:span></text:p>
              </text:list-item>
              <text:list-item>
                <text:p text:style-name="P6"><text:span text:style-name="T36">ContextLoaderListener</text:span></text:p>
                <text:p text:style-name="P6"><text:span text:style-name="T35">are configured in this file to activate Spring MVC component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How is an incoming request mapped to a controller and mapped to a method? </text:span></text:p>
          </draw:text-box>
        </draw:frame>
        <draw:frame presentation:style-name="pr2" draw:text-style-name="P9" draw:layer="layout" svg:width="25.199cm" svg:height="14.597cm" svg:x="1.4cm" svg:y="4.914cm" presentation:class="outline" presentation:user-transformed="true">
          <draw:text-box>
            <text:list text:style-name="L2">
              <text:list-item>
                <text:p text:style-name="P6"><text:span text:style-name="T17">Controllers are configured through XML files or</text:span><text:span text:style-name="T16"> @Controller</text:span><text:span text:style-name="T17"> annotation.</text:span></text:p>
              </text:list-item>
              <text:list-item>
                <text:p text:style-name="P6"><text:span text:style-name="T17">Request Mappings are mapped to a method using the </text:span><text:span text:style-name="T16">@RequestMapping</text:span><text:span text:style-name="T17"> annotation</text:span></text:p>
              </text:list-item>
              <text:list-item>
                <text:p text:style-name="P6"><text:span text:style-name="T17">Example mapping;</text:span></text:p>
              </text:list-item>
            </text:list>
            <text:p text:style-name="P7"><text:span text:style-name="T37">@Controller</text:span><text:span text:style-name="T13"><text:line-break/></text:span><text:span text:style-name="T38">public</text:span><text:span text:style-name="T8"> </text:span><text:span text:style-name="T38">class</text:span><text:span text:style-name="T8"> RegisterController {</text:span></text:p>
            <text:p text:style-name="P7"><text:span text:style-name="T13"><text:s text:c="4"/></text:span><text:span text:style-name="T39">@Autowired</text:span><text:span text:style-name="T8"><text:line-break/></text:span><text:span text:style-name="T8"> <text:s/></text:span><text:span text:style-name="T38">private</text:span><text:span text:style-name="T8"> RegisterService </text:span><text:span text:style-name="T40">registerService</text:span><text:span text:style-name="T8">;</text:span></text:p>
            <text:p text:style-name="P7"><text:span text:style-name="T13"><text:s text:c="4"/></text:span><text:span text:style-name="T39">@RequestMapping</text:span><text:span text:style-name="T8">(value=</text:span><text:span text:style-name="T41">"/registeruser"</text:span><text:span text:style-name="T8">, method=RequestMethod.</text:span><text:span text:style-name="T42">POST</text:span><text:span text:style-name="T8">)</text:span><text:span text:style-name="T8"><text:line-break/></text:span><text:span text:style-name="T8"> <text:s/></text:span><text:span text:style-name="T38">public</text:span><text:span text:style-name="T8"> ModelAndView register(</text:span></text:p>
            <text:p text:style-name="P7"><text:span text:style-name="T8"><text:s text:c="2"/></text:span><text:span text:style-name="T39">@RequestParam</text:span><text:span text:style-name="T8">(required=</text:span><text:span text:style-name="T38">false</text:span><text:span text:style-name="T8">,defaultValue=</text:span><text:span text:style-name="T41">""</text:span><text:span text:style-name="T8">) String </text:span><text:span text:style-name="T43">email</text:span><text:span text:style-name="T8">,</text:span><text:span text:style-name="T8"><text:line-break/></text:span><text:span text:style-name="T8"> <text:s/></text:span><text:span text:style-name="T39">@RequestParam</text:span><text:span text:style-name="T8">(required=</text:span><text:span text:style-name="T38">false</text:span><text:span text:style-name="T8">,defaultValue=</text:span><text:span text:style-name="T41">""</text:span><text:span text:style-name="T8">) String </text:span><text:span text:style-name="T43">password</text:span><text:span text:style-name="T8">,HttpServletRequest </text:span><text:span text:style-name="T43">request</text:span><text:span text:style-name="T8">, <text:s text:c="4"/>HttpServletResponse </text:span><text:span text:style-name="T43">response</text:span><text:span text:style-name="T8">)</text:span><text:span text:style-name="T8"><text:line-break/></text:span><text:span text:style-name="T8"> <text:s/></text:span><text:span text:style-name="T38">throws</text:span><text:span text:style-name="T8"> Exception </text:span><text:span text:style-name="T13">{</text:span></text:p>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are some of the valid return types of a controller method? </text:span></text:p>
          </draw:text-box>
        </draw:frame>
        <draw:frame presentation:style-name="pr2" draw:text-style-name="P9" draw:layer="layout" svg:width="25.199cm" svg:height="14.597cm" svg:x="1.401cm" svg:y="5.4cm" presentation:class="outline" presentation:user-transformed="true">
          <draw:text-box>
            <text:list text:style-name="L2">
              <text:list-header>
                <text:p text:style-name="P6"><text:span text:style-name="T17">The following are the most used return types from a control method;</text:span></text:p>
              </text:list-header>
              <text:list-item>
                <text:p text:style-name="P6"><text:span text:style-name="T34">ModelAndView</text:span></text:p>
              </text:list-item>
              <text:list-item>
                <text:p text:style-name="P6"><text:span text:style-name="T34">Model</text:span></text:p>
              </text:list-item>
              <text:list-item>
                <text:p text:style-name="P6"><text:span text:style-name="T34">Map </text:span></text:p>
              </text:list-item>
              <text:list-item>
                <text:p text:style-name="P6"><text:span text:style-name="T34">View </text:span></text:p>
              </text:list-item>
              <text:list-item>
                <text:p text:style-name="P6"><text:span text:style-name="T34">String </text:span></text:p>
              </text:list-item>
              <text:list-item>
                <text:p text:style-name="P6"><text:span text:style-name="T34">void </text:span></text:p>
              </text:list-item>
              <text:list-item>
                <text:p text:style-name="P6"><text:span text:style-name="T34">HttpHeaders <text:s/>and others</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2" draw:layer="layout" svg:width="25.199cm" svg:height="4.505cm" svg:x="1.4cm" svg:y="0.338cm" presentation:class="title" presentation:user-transformed="true">
          <draw:text-box>
            <text:p text:style-name="P1"><text:span text:style-name="T1">What is a View and what's the idea behind supporting different types of View? </text:span><text:span text:style-name="T1"><text:line-break/></text:span><text:span text:style-name="T1">How is the right View chosen when it comes to the rendering phase? </text:span></text:p>
          </draw:text-box>
        </draw:frame>
        <draw:frame presentation:style-name="pr2" draw:text-style-name="P9" draw:layer="layout" svg:width="25.199cm" svg:height="14.597cm" svg:x="1.401cm" svg:y="5.4cm" presentation:class="outline" presentation:user-transformed="true">
          <draw:text-box>
            <text:list text:style-name="L2">
              <text:list-item>
                <text:p><text:span text:style-name="T44">View is responsible for rendering the content returned from </text:span><text:span text:style-name="T45">Spring Framework</text:span><text:span text:style-name="T44">. It can access multiple model objects inside it.</text:span></text:p>
              </text:list-item>
              <text:list-item>
                <text:p><text:span text:style-name="T45">Spring</text:span><text:span text:style-name="T44"> supports different types of view configurations </text:span></text:p>
              </text:list-item>
              <text:list-item>
                <text:p><text:span text:style-name="T44">By doing that, it allows programmers to choice the right view technology for their projects</text:span></text:p>
              </text:list-item>
              <text:list-item>
                <text:p><text:span text:style-name="T44">Sample views are </text:span><text:span text:style-name="T45">JSP</text:span><text:span text:style-name="T44"> and </text:span><text:span text:style-name="T45">XSLT</text:span></text:p>
              </text:list-item>
              <text:list-item>
                <text:p><text:span text:style-name="T44">View configuration is done through </text:span><text:span text:style-name="T45">ViewResolver</text:span><text:span text:style-name="T44"> configuration</text:span><text:span text:style-name="T44"><text:line-break/></text:span><text:span text:style-name="T44">and right view is chosen by a </text:span><text:span text:style-name="T45">ViewResolver</text:span></text:p>
                <text:p><text:span text:style-name="T46"/></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47">What is the Model?</text:span><text:span text:style-name="T47"><text:line-break/></text:span><text:span text:style-name="T1"> Why do you have access to the model in your View? Where does it come from? </text:span></text:p>
          </draw:text-box>
        </draw:frame>
        <draw:frame presentation:style-name="pr2" draw:text-style-name="P9" draw:layer="layout" svg:width="25.199cm" svg:height="14.597cm" svg:x="1.401cm" svg:y="5.4cm" presentation:class="outline" presentation:user-transformed="true">
          <draw:text-box>
            <text:list text:style-name="L2">
              <text:list-item>
                <text:p text:style-name="P6"><text:span text:style-name="T35">Model is an interface in </text:span><text:span text:style-name="T34">Spring Framework</text:span><text:span text:style-name="T35"> defining the methods for adding attributes to the model</text:span><text:span text:style-name="T35"><text:line-break/></text:span><text:span text:style-name="T35"><text:line-break/></text:span><text:span text:style-name="T35">some methods</text:span><text:span text:style-name="T35"><text:line-break/></text:span><text:span text:style-name="T36"><text:a xlink:href="http://docs.spring.io/spring-framework/docs/2.5.x/api/org/springframework/ui/Model.html#addAttribute(java.lang.String,%20java.lang.Object)"> addAttribute</text:a></text:span><text:span text:style-name="T36"><text:line-break/></text:span><text:span text:style-name="T36"><text:a xlink:href="http://docs.spring.io/spring-framework/docs/2.5.x/api/org/springframework/ui/Model.html#asMap()"> asMap</text:a></text:span><text:span text:style-name="T48">() </text:span><text:span text:style-name="T48"><text:line-break/></text:span><text:span text:style-name="T36"><text:a xlink:href="http://docs.spring.io/spring-framework/docs/2.5.x/api/org/springframework/ui/Model.html#containsAttribute(java.lang.String)"> containsAttribute</text:a></text:span><text:span text:style-name="T36"><text:line-break/></text:span><text:span text:style-name="T36"><text:a xlink:href="http://docs.spring.io/spring-framework/docs/2.5.x/api/org/springframework/ui/Model.html#addAllAttributes(java.util.Map)"> addAllAttributes</text:a></text:span><text:span text:style-name="T36"><text:line-break/></text:span><text:span text:style-name="T36"/></text:p>
              </text:list-item>
              <text:list-item>
                <text:p text:style-name="P6"><text:span text:style-name="T34">DispatcherServlet</text:span><text:span text:style-name="T35"> send the model object to </text:span><text:span text:style-name="T34">InternalViewResolver</text:span></text:p>
                <text:p text:style-name="P6"><text:span text:style-name="T17"/></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is the purpose of the session scope? </text:span></text:p>
          </draw:text-box>
        </draw:frame>
        <draw:frame presentation:style-name="pr2" draw:text-style-name="P4" draw:layer="layout" svg:width="25.199cm" svg:height="14.597cm" svg:x="1.401cm" svg:y="5.4cm" presentation:class="outline" presentation:user-transformed="true">
          <draw:text-box>
            <text:list text:style-name="L2">
              <text:list-item>
                <text:p text:style-name="P10"><text:span text:style-name="T49">The session scope’s purpose is to store an object in </text:span><text:span text:style-name="T50">HTTP</text:span><text:span text:style-name="T49"> session and reuse it before session time-out or logout.</text:span></text:p>
              </text:list-item>
              <text:list-item>
                <text:p text:style-name="P10"><text:span text:style-name="T49">Objects in sessions will stay in the session and reusable.</text:span></text:p>
              </text:list-item>
              <text:list-item>
                <text:p text:style-name="P10"><text:span text:style-name="T49">Beans have request scope by default if you don’t define it through </text:span><text:span text:style-name="T50">XML</text:span><text:span text:style-name="T49"> or </text:span><text:span text:style-name="T50">@Annotations</text:span></text:p>
              </text:list-item>
              <text:list-item>
                <text:p text:style-name="P10"><text:span text:style-name="T49">Scope can be defined using annotations like below</text:span><text:span text:style-name="T49"><text:line-break/></text:span><text:span text:style-name="T49"/></text:p>
                <text:p text:style-name="P10"><text:span text:style-name="T50">@Scope("session")</text:span><text:span text:style-name="T49"> this can be applied to Java POJOs or Controllers</text:span></text:p>
                <text:p text:style-name="P10"><text:span text:style-name="T49">Controllers can also define a </text:span><text:span text:style-name="T50">HttpSession</text:span><text:span text:style-name="T49"> on method level.</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is the default scope in the web context? </text:span></text:p>
          </draw:text-box>
        </draw:frame>
        <draw:frame presentation:style-name="pr2" draw:text-style-name="P9" draw:layer="layout" svg:width="25.199cm" svg:height="14.597cm" svg:x="1.401cm" svg:y="5.4cm" presentation:class="outline" presentation:user-transformed="true">
          <draw:text-box>
            <text:list text:style-name="L2">
              <text:list-item>
                <text:p text:style-name="P6"><text:span text:style-name="T51">The default scope in the web context is </text:span><text:span text:style-name="T52">Request</text:span><text:span text:style-name="T51"> scope and a single bean is created during the lifecycle of single </text:span><text:span text:style-name="T52">HTTP</text:span><text:span text:style-name="T51"> request from users.</text:span></text:p>
              </text:list-item>
              <text:list-item>
                <text:p text:style-name="P6"><text:span text:style-name="T51">Whenever a new request come from web users, Spring framework creates a bean in a request scope if the bean is not defined in other scopes inside </text:span><text:span text:style-name="T52">application-context.xml</text:span><text:span text:style-name="T51"> file </text:span></text:p>
                <text:p text:style-name="P6"><text:span text:style-name="T17"/></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y are controllers testable artifacts? </text:span></text:p>
          </draw:text-box>
        </draw:frame>
        <draw:frame presentation:style-name="pr2" draw:text-style-name="P11" draw:layer="layout" svg:width="25.199cm" svg:height="14.597cm" svg:x="1.401cm" svg:y="5.4cm" presentation:class="outline" presentation:user-transformed="true">
          <draw:text-box>
            <text:list text:style-name="L2">
              <text:list-item>
                <text:p text:style-name="P6"><text:span text:style-name="T51">Controllers can be designed <text:s/>just like as plain java classes that so it is easier to test their methods.</text:span></text:p>
              </text:list-item>
              <text:list-item>
                <text:p text:style-name="P6"><text:span text:style-name="T51">It is not required to deploy them on application servers.</text:span></text:p>
              </text:list-item>
              <text:list-item>
                <text:p text:style-name="P6"><text:span text:style-name="T51">If the controllers have a reference to a </text:span><text:span text:style-name="T52">HttpSession</text:span><text:span text:style-name="T51"> or </text:span><text:span text:style-name="T52">HttpRequest</text:span><text:span text:style-name="T51"> those objects then they can be tested by using mock objects.</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What does the InternalResourceViewResolver do?</text:span></text:p>
          </draw:text-box>
        </draw:frame>
        <draw:frame presentation:style-name="pr2" draw:text-style-name="P9" draw:layer="layout" svg:width="25.199cm" svg:height="14.597cm" svg:x="1.401cm" svg:y="5.4cm" presentation:class="outline" presentation:user-transformed="true">
          <draw:text-box>
            <text:list text:style-name="L2">
              <text:list-item>
                <text:p text:style-name="P6"><text:span text:style-name="T2">InternalResourceViewResolver</text:span><text:span text:style-name="T3"> resolves the related view through URL patterns in </text:span><text:span text:style-name="T2">Spring MVC</text:span><text:span text:style-name="T3"> </text:span><text:span text:style-name="T17"><text:line-break/></text:span><text:span text:style-name="T17"/></text:p>
              </text:list-item>
            </text:list>
            <text:p text:style-name="P7"><text:span text:style-name="T53">&lt;</text:span><text:span text:style-name="T54">bean</text:span><text:span text:style-name="T55"> </text:span><text:span text:style-name="T56">class</text:span><text:span text:style-name="T57">=</text:span><text:span text:style-name="T58">"org.springframework.web.servlet.view.InternalResourceViewResolver"</text:span><text:span text:style-name="T53">&gt; <text:s/></text:span><text:span text:style-name="T59"><text:line-break/></text:span><text:span text:style-name="T59"><text:tab/></text:span><text:span text:style-name="T59"> <text:s/></text:span><text:span text:style-name="T53">&lt;</text:span><text:span text:style-name="T54">property</text:span><text:span text:style-name="T55"> </text:span><text:span text:style-name="T56">name</text:span><text:span text:style-name="T57">=</text:span><text:span text:style-name="T58">"prefix"</text:span><text:span text:style-name="T55"> </text:span><text:span text:style-name="T56">value</text:span><text:span text:style-name="T57">=</text:span><text:span text:style-name="T58">"/WEB-INF/view/"</text:span><text:span text:style-name="T53">/&gt;</text:span><text:span text:style-name="T57"><text:line-break/></text:span><text:span text:style-name="T57"> <text:s text:c="6"/></text:span><text:span text:style-name="T53">&lt;</text:span><text:span text:style-name="T54">property</text:span><text:span text:style-name="T55"> </text:span><text:span text:style-name="T56">name</text:span><text:span text:style-name="T57">=</text:span><text:span text:style-name="T58">"suffix"</text:span><text:span text:style-name="T55"> </text:span><text:span text:style-name="T56">value</text:span><text:span text:style-name="T57">=</text:span><text:span text:style-name="T58">".jsp"</text:span><text:span text:style-name="T53">/&gt;</text:span><text:span text:style-name="T53"><text:line-break/></text:span><text:span text:style-name="T53">&lt;/</text:span><text:span text:style-name="T54">bean</text:span><text:span text:style-name="T53">&gt;</text:span></text:p>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Preformatted_20_Text" style:display-name="Preformatted Tex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MS PGothic'" style:font-family-generic-complex="modern" style:font-pitch-complex="fixed"/>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bluelinesgrad-background" style:family="presentation">
      <style:graphic-properties draw:stroke="none" draw:fill="solid" draw:fill-color="#ffffff" draw:fill-image-name="bluelinesdark" draw:fill-image-width="0cm" draw:fill-image-height="0cm"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solid" draw:fill-color="#ffffff" draw:fill-image-name="bluelinesdark"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1M29S</meta:editing-duration>
    <meta:editing-cycles>239</meta:editing-cycles>
    <meta:generator>OpenOffice/4.1.1$Win32 OpenOffice.org_project/411m6$Build-9775</meta:generator>
    <dc:date>2015-06-05T20:00:28.99</dc:date>
    <meta:document-statistic meta:object-count="92"/>
  </office:meta>
</office:document-meta>
</file>